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6.334cm" style:rel-column-width="218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transparent" fo:padding="0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le1.C1" style:family="table-cell">
      <style:table-cell-properties fo:background-color="transparent" fo:padding="0cm" fo:border="0.002cm solid #cccccc" style:writing-mode="page">
        <style:background-image/>
      </style:table-cell-properties>
    </style:style>
    <style:style style:name="Table1.A2" style:family="table-cell">
      <style:table-cell-properties fo:background-color="#eeeeee" fo:padding="0cm" fo:border-left="0.002cm solid #cccccc" fo:border-right="none" fo:border-top="none" fo:border-bottom="0.002cm solid #cccccc" style:writing-mode="page">
        <style:background-image/>
      </style:table-cell-properties>
    </style:style>
    <style:style style:name="Table1.C2" style:family="table-cell">
      <style:table-cell-properties fo:background-color="#eeeeee" fo:padding="0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-left="0.002cm solid #cccccc" fo:border-right="none" fo:border-top="none" fo:border-bottom="0.002cm solid #cccccc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le1.A13" style:family="table-cell">
      <style:table-cell-properties fo:background-color="#ffffff" fo:padding="0cm" fo:border-left="0.002cm solid #cccccc" fo:border-right="none" fo:border-top="none" fo:border-bottom="0.002cm solid #cccccc" style:writing-mode="page">
        <style:background-image/>
      </style:table-cell-properties>
    </style:style>
    <style:style style:name="Table1.C13" style:family="table-cell">
      <style:table-cell-properties fo:background-color="#ffffff" fo:padding="0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464453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Heading">
      <style:paragraph-properties fo:text-align="center" style:justify-single-word="false"/>
      <style:text-properties fo:color="#464453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Table_20_Contents">
      <style:paragraph-properties fo:text-align="start" style:justify-single-word="false"/>
      <style:text-properties fo:color="#464453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Heading_20_1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Goal outline</text:h>
      <text:h text:style-name="Heading_20_2" text:outline-level="2">Goal outline per level</text:h>
      <text:list xml:id="list5355233858985378766" text:style-name="L1">
        <text:list-item>
          <text:p text:style-name="P5">Become familiar with the game mechanics.</text:p>
        </text:list-item>
        <text:list-item>
          <text:p text:style-name="P5">Cross the door through the new color looking <text:s/>for Howl.</text:p>
        </text:list-item>
        <text:list-item>
          <text:p text:style-name="P5">Reach Suliman in the castle to get some information. Become familiar with the magical skills (through sub-quests).</text:p>
        </text:list-item>
        <text:list-item>
          <text:p text:style-name="P5">In Salt Marina, the goal is to gather information about what happened to Howl.</text:p>
        </text:list-item>
        <text:list-item>
          <text:p text:style-name="P5">Save a small village in the Roaring Hills from a terrible “monster”. </text:p>
        </text:list-item>
        <text:list-item>
          <text:p text:style-name="P5">In Cal, the capital of Radme, the team must look for “The Resistance”, an organization that might knows where Howl is located or that could provide information about him.</text:p>
        </text:list-item>
        <text:list-item>
          <text:p text:style-name="P5">Goes to the king for help. After that they have to get themselves safe from Layton’s attack.</text:p>
        </text:list-item>
        <text:list-item>
          <text:p text:style-name="P5">In the swamps, the goal is to overcome hordes of monsters and enigmas to reach the dark mountain.</text:p>
        </text:list-item>
        <text:list-item>
          <text:p text:style-name="P5">In the Dark Mountain, they must find Howl’s experience.</text:p>
        </text:list-item>
        <text:list-item>
          <text:p text:style-name="P5">Back in Cal the team must find Howl to get him back to adulthood.</text:p>
        </text:list-item>
        <text:list-item>
          <text:p text:style-name="P5">The team with Howl, who is not yet in full of force, must come back to Porthaven to fight against Layton.</text:p>
        </text:list-item>
        <text:list-item>
          <text:p text:style-name="P5">After the defeat in Porthaven, they must defeat Layton in Kingsbury.</text:p>
        </text:list-item>
      </text:list>
      <text:h text:style-name="Heading_20_2" text:outline-level="2">Side goal (whole world)</text:h>
      <text:list xml:id="list7690013286671659131" text:style-name="L2">
        <text:list-item>
          <text:p text:style-name="P6">Search for pieces of Heen lost by the Witch of the Waste.</text:p>
        </text:list-item>
        <text:list-item>
          <text:p text:style-name="P6">In Cal there are two sub-quests to help the resistance: </text:p>
        </text:list-item>
      </text:list>
      <text:list xml:id="list3782778605846235488" text:style-name="L3">
        <text:list-item>
          <text:p text:style-name="P7">The team must steal equipment in the armory of Cal and sabotage Layton’s army.</text:p>
        </text:list-item>
        <text:list-item>
          <text:p text:style-name="P7">The team must open a passage in the eastern walls that allows to connect the resistance with the outside of the city.</text:p>
        </text:list-item>
      </text:list>
      <text:h text:style-name="Heading_20_2" text:outline-level="2">Estimated time duration of the levels</text:h>
      <text:p text:style-name="Standard">These estimates represent the average duration of each level (hh:mm).</text:p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P4">Level</text:p>
            </table:table-cell>
            <table:table-cell table:style-name="Table1.A1" office:value-type="string">
              <text:p text:style-name="P4">Without side-quest</text:p>
            </table:table-cell>
            <table:table-cell table:style-name="Table1.C1" office:value-type="string">
              <text:p text:style-name="P4">With side-quest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:45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2</text:p>
          </table:table-cell>
          <table:table-cell table:style-name="Table1.A3" office:value-type="string">
            <text:p text:style-name="P3">1:00</text:p>
          </table:table-cell>
          <table:table-cell table:style-name="Table1.C3" office:value-type="string">
            <text:p text:style-name="P3">1:45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1:00</text:p>
          </table:table-cell>
          <table:table-cell table:style-name="Table1.C2" office:value-type="string">
            <text:p text:style-name="P3">1:45</text:p>
          </table:table-cell>
        </table:table-row>
        <table:table-row>
          <table:table-cell table:style-name="Table1.A3" office:value-type="string">
            <text:p text:style-name="P3">4</text:p>
          </table:table-cell>
          <table:table-cell table:style-name="Table1.A3" office:value-type="string">
            <text:p text:style-name="P3">1:00</text:p>
          </table:table-cell>
          <table:table-cell table:style-name="Table1.C3" office:value-type="string">
            <text:p text:style-name="P3">1:45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1:15</text:p>
          </table:table-cell>
          <table:table-cell table:style-name="Table1.C2" office:value-type="string">
            <text:p text:style-name="P3">2:15</text:p>
          </table:table-cell>
        </table:table-row>
        <table:table-row>
          <table:table-cell table:style-name="Table1.A3" office:value-type="string">
            <text:p text:style-name="P3">6</text:p>
          </table:table-cell>
          <table:table-cell table:style-name="Table1.A3" office:value-type="string">
            <text:p text:style-name="P3">1:45</text:p>
          </table:table-cell>
          <table:table-cell table:style-name="Table1.C3" office:value-type="string">
            <text:p text:style-name="P3">2:45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1:15</text:p>
          </table:table-cell>
          <table:table-cell table:style-name="Table1.C2" office:value-type="string">
            <text:p text:style-name="P3">2:00</text:p>
          </table:table-cell>
        </table:table-row>
        <table:table-row table:style-name="Table1.1">
          <table:table-cell table:style-name="Table1.A3" office:value-type="string">
            <text:p text:style-name="P3">8</text:p>
          </table:table-cell>
          <table:table-cell table:style-name="Table1.A3" office:value-type="string">
            <text:p text:style-name="P3">1:00</text:p>
          </table:table-cell>
          <table:table-cell table:style-name="Table1.C3" office:value-type="string">
            <text:p text:style-name="P3">1:45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1:15</text:p>
          </table:table-cell>
          <table:table-cell table:style-name="Table1.C2" office:value-type="string">
            <text:p text:style-name="P3">2:15</text:p>
          </table:table-cell>
        </table:table-row>
        <table:table-row>
          <table:table-cell table:style-name="Table1.A3" office:value-type="string">
            <text:p text:style-name="P3">10</text:p>
          </table:table-cell>
          <table:table-cell table:style-name="Table1.A3" office:value-type="string">
            <text:p text:style-name="P3">1:30</text:p>
          </table:table-cell>
          <table:table-cell table:style-name="Table1.C3" office:value-type="string">
            <text:p text:style-name="P3">2:30</text:p>
          </table:table-cell>
        </table:table-row>
        <table:table-row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3">1:15</text:p>
          </table:table-cell>
          <table:table-cell table:style-name="Table1.C2" office:value-type="string">
            <text:p text:style-name="P3">2:00</text:p>
          </table:table-cell>
        </table:table-row>
        <table:table-row>
          <table:table-cell table:style-name="Table1.A13" office:value-type="string">
            <text:p text:style-name="P3">12</text:p>
          </table:table-cell>
          <table:table-cell table:style-name="Table1.A13" office:value-type="string">
            <text:p text:style-name="P3">1:00</text:p>
          </table:table-cell>
          <table:table-cell table:style-name="Table1.C13" office:value-type="string">
            <text:p text:style-name="P3">1:3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eam7GrayTable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Table.2" style:family="paragraph">
      <style:text-properties fo:color="#464453" style:font-name-asian="NSimSun" style:font-size-asian="10.5pt" style:font-name-complex="Arial"/>
    </style:style>
    <style:style style:name="Team7GrayTable.3" style:family="paragraph">
      <style:text-properties fo:color="#464453" style:font-name-asian="NSimSun" style:font-size-asian="10.5pt" style:font-name-complex="Arial"/>
    </style:style>
    <style:style style:name="Team7GrayTable.4" style:family="paragraph">
      <style:text-properties fo:color="#464453" style:font-name-asian="NSimSun" style:font-size-asian="10.5pt" style:font-name-complex="Arial"/>
    </style:style>
    <style:style style:name="Team7GrayTable.5" style:family="paragraph">
      <style:text-properties fo:color="#464453" style:font-name-asian="NSimSun" style:font-size-asian="10.5pt" style:font-name-complex="Arial"/>
    </style:style>
    <style:style style:name="Team7GrayTable.6" style:family="paragraph">
      <style:text-properties fo:color="#464453" style:font-name-asian="NSimSun" style:font-size-asian="10.5pt" style:font-name-complex="Arial"/>
    </style:style>
    <style:style style:name="Team7GrayTable.7" style:family="paragraph">
      <style:text-properties fo:color="#464453" style:font-name-asian="NSimSun" style:font-size-asian="10.5pt" style:font-name-complex="Arial"/>
    </style:style>
    <style:style style:name="Team7GrayTable.8" style:family="paragraph">
      <style:text-properties fo:color="#464453" style:font-name-asian="NSimSun" style:font-size-asian="10.5pt" style:font-name-complex="Arial"/>
    </style:style>
    <style:style style:name="Team7GrayTable.9" style:family="paragraph">
      <style:text-properties fo:color="#464453" style:font-name-asian="NSimSun" style:font-size-asian="10.5pt" style:font-name-complex="Arial"/>
    </style:style>
    <style:style style:name="Team7GrayTable.10" style:family="paragraph">
      <style:text-properties fo:color="#464453" style:font-name-asian="NSimSun" style:font-size-asian="10.5pt" style:font-name-complex="Arial"/>
    </style:style>
    <style:style style:name="Team7GrayTable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Table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Table.13" style:family="paragraph">
      <style:text-properties fo:color="#464453" style:font-name-asian="NSimSun" style:font-size-asian="10.5pt" style:font-name-complex="Arial"/>
    </style:style>
    <style:style style:name="Team7GrayTable.14" style:family="paragraph">
      <style:text-properties fo:color="#464453" style:font-name-asian="NSimSun" style:font-size-asian="10.5pt" style:font-name-complex="Arial"/>
    </style:style>
    <style:style style:name="Team7GrayTable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Table.16" style:family="paragraph"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Goal outline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oal outline</dc:title>
    <dc:date>2019-01-24T00:03:11.60</dc:date>
    <meta:editing-duration>PT3H43M31S</meta:editing-duration>
    <meta:editing-cycles>56</meta:editing-cycles>
    <meta:generator>OpenOffice/4.1.4$Win32 OpenOffice.org_project/414m5$Build-9788</meta:generator>
    <meta:document-statistic meta:table-count="2" meta:image-count="0" meta:object-count="0" meta:page-count="1" meta:paragraph-count="61" meta:word-count="323" meta:character-count="1673"/>
    <meta:template xlink:type="simple" xlink:actuate="onRequest" xlink:title="" xlink:href="../MasterGameDesignDocument.odm" meta:date="2018-12-14T08:54:47.86"/>
  </office:meta>
</office:document-meta>
</file>